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1.875in" style:rel-column-width="18150*"/>
    </style:style>
    <style:style style:name="Table1.B" style:family="table-column">
      <style:table-column-properties style:column-width="4.8951in" style:rel-column-width="47385*"/>
    </style:style>
    <style:style style:name="Table1.A1" style:family="table-cell">
      <style:table-cell-properties fo:padding="0.0382in" fo:border-left="0.5pt solid #999999" fo:border-right="none" fo:border-top="0.5pt solid #999999" fo:border-bottom="0.5pt solid #999999"/>
    </style:style>
    <style:style style:name="Table1.B1" style:family="table-cell">
      <style:table-cell-properties fo:padding="0.0382in" fo:border="0.5pt solid #999999"/>
    </style:style>
    <style:style style:name="Table1.A2" style:family="table-cell">
      <style:table-cell-properties fo:padding="0.0382in" fo:border-left="0.5pt solid #999999" fo:border-right="none" fo:border-top="none" fo:border-bottom="0.5pt solid #999999"/>
    </style:style>
    <style:style style:name="Table1.B2" style:family="table-cell">
      <style:table-cell-properties fo:padding="0.0382in" fo:border-left="0.5pt solid #999999" fo:border-right="0.5pt solid #999999" fo:border-top="none" fo:border-bottom="0.5pt solid #999999"/>
    </style:style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4a182e" style:font-size-asian="10pt" style:font-size-complex="10pt"/>
    </style:style>
    <style:style style:name="P7" style:family="paragraph" style:parent-style-name="Text_20_body">
      <style:text-properties fo:font-size="10pt" officeooo:rsid="004a3db1" officeooo:paragraph-rsid="004a3db1" style:font-size-asian="10pt" style:font-size-complex="10pt"/>
    </style:style>
    <style:style style:name="P8" style:family="paragraph" style:parent-style-name="Text_20_body">
      <style:text-properties fo:font-size="10pt" officeooo:paragraph-rsid="004b9494" style:font-size-asian="10pt" style:font-size-complex="10pt"/>
    </style:style>
    <style:style style:name="P9" style:family="paragraph" style:parent-style-name="Text_20_body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style:font-name="Calibri3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Calibri3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Calibri3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4a3db1" officeooo:paragraph-rsid="004a3db1" style:font-size-asian="10pt" style:font-weight-asian="bold" style:font-size-complex="10pt" style:font-weight-complex="bold"/>
    </style:style>
    <style:style style:name="P16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464b91"/>
    </style:style>
    <style:style style:name="T5" style:family="text">
      <style:text-properties style:font-name="Calibri1" fo:font-weight="normal" officeooo:rsid="004a3db1" style:font-weight-asian="normal" style:font-weight-complex="normal"/>
    </style:style>
    <style:style style:name="T6" style:family="text">
      <style:text-properties style:font-name="Calibri1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64b91" style:font-style-asian="italic" style:font-style-complex="italic"/>
    </style:style>
    <style:style style:name="T9" style:family="text">
      <style:text-properties officeooo:rsid="004a3db1"/>
    </style:style>
    <style:style style:name="T10" style:family="text">
      <style:text-properties officeooo:rsid="004b9494"/>
    </style:style>
    <style:style style:name="T11" style:family="text">
      <style:text-properties officeooo:rsid="004fc7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ignatory"/>
        <text:variable-decl office:value-type="string" text:name="inwords"/>
        <text:variable-decl office:value-type="string" text:name="basic"/>
        <text:variable-decl office:value-type="string" text:name="houserent"/>
        <text:variable-decl office:value-type="string" text:name="medical"/>
        <text:variable-decl office:value-type="string" text:name="conveyance"/>
        <text:variable-decl office:value-type="string" text:name="gross"/>
        <text:variable-decl office:value-type="string" text:name="tax"/>
        <text:variable-decl office:value-type="string" text:name="ne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<text:span text:style-name="T11">S</text:span>CL/OP/HR/<text:span text:style-name="T9">S</text:span><text:span text:style-name="T4">C</text:span>/<text:variable-set text:name="seq" office:value-type="string">seq</text:variable-set></text:p>
      <text:p text:style-name="P3"/>
      <text:p text:style-name="Appendix">TO WHOM IT MAY CONCERN</text:p>
      <text:p text:style-name="P4"/>
      <text:p text:style-name="P8">This is to certify that <text:span text:style-name="T6"><text:variable-set text:name="salutation" office:value-type="string">salutation</text:variable-set></text:span><text:s/><text:span text:style-name="T6"><text:variable-set text:name="name" office:value-type="string">name</text:variable-set></text:span>, <text:span text:style-name="T6"><text:variable-set text:name="designation" office:value-type="string">designation</text:variable-set></text:span><text:s/>ha<text:span text:style-name="T9">s</text:span> been serving in Spectrum <text:span text:style-name="T11">Software &amp; Consulting (Pvt.)</text:span> Ltd. as a <text:variable-set text:name="employmenttype" office:value-type="string">employmenttype</text:variable-set><text:s/>employee <text:span text:style-name="T10">under </text:span><text:span text:style-name="T10"><text:variable-set text:name="unit" office:value-type="string">unit</text:variable-set></text:span><text:span text:style-name="T10"><text:s/>unit </text:span><text:span text:style-name="T9">since</text:span> <text:variable-set text:name="joiningdate" office:value-type="string">joiningdate</text:variable-set>. <text:span text:style-name="T9">M</text:span>onthly consolidated salary breakdown <text:span text:style-name="T9">for </text:span><text:span text:style-name="T5"><text:variable-set text:name="salutation" office:value-type="string">salutation</text:variable-set></text:span><text:span text:style-name="T9"><text:s/></text:span><text:span text:style-name="T5"><text:variable-set text:name="name" office:value-type="string">name</text:variable-set></text:span><text:span text:style-name="T5"><text:s/></text:span>is as follows: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1587248199808">
          <table:table-cell table:style-name="Table1.A1" office:value-type="string">
            <text:p text:style-name="P10">Basic</text:p>
          </table:table-cell>
          <table:table-cell table:style-name="Table1.B1" office:value-type="string">
            <text:p text:style-name="P11"><text:variable-set text:name="basic" office:value-type="string">basic</text:variable-set></text:p>
          </table:table-cell>
        </table:table-row>
        <table:table-row table:style-name="TableLine1587248213056">
          <table:table-cell table:style-name="Table1.A2" office:value-type="string">
            <text:p text:style-name="P10">House Rent</text:p>
          </table:table-cell>
          <table:table-cell table:style-name="Table1.B2" office:value-type="string">
            <text:p text:style-name="P11"><text:variable-set text:name="houserent" office:value-type="string">houserent</text:variable-set></text:p>
          </table:table-cell>
        </table:table-row>
        <table:table-row table:style-name="TableLine1587248212768">
          <table:table-cell table:style-name="Table1.A2" office:value-type="string">
            <text:p text:style-name="P10">Medical and Other Allowance</text:p>
          </table:table-cell>
          <table:table-cell table:style-name="Table1.B2" office:value-type="string">
            <text:p text:style-name="P11"><text:variable-set text:name="medical" office:value-type="string">medical</text:variable-set></text:p>
          </table:table-cell>
        </table:table-row>
        <table:table-row table:style-name="TableLine1587248182240">
          <table:table-cell table:style-name="Table1.A2" office:value-type="string">
            <text:p text:style-name="P10">Conveyance Allowance</text:p>
          </table:table-cell>
          <table:table-cell table:style-name="Table1.B2" office:value-type="string">
            <text:p text:style-name="P11"><text:variable-set text:name="conveyance" office:value-type="string">conveyance</text:variable-set></text:p>
          </table:table-cell>
        </table:table-row>
        <table:table-row table:style-name="TableLine1589121592288">
          <table:table-cell table:style-name="Table1.A2" office:value-type="string">
            <text:p text:style-name="P13">Gross Salary</text:p>
          </table:table-cell>
          <table:table-cell table:style-name="Table1.B2" office:value-type="string">
            <text:p text:style-name="P14"><text:variable-set text:name="gross" office:value-type="string">gross</text:variable-set></text:p>
          </table:table-cell>
        </table:table-row>
        <table:table-row table:style-name="TableLine1589121593728">
          <table:table-cell table:style-name="Table1.A2" office:value-type="string">
            <text:p text:style-name="P10">(-) Taxes</text:p>
          </table:table-cell>
          <table:table-cell table:style-name="Table1.B2" office:value-type="string">
            <text:p text:style-name="P11"><text:variable-set text:name="tax" office:value-type="string">tax</text:variable-set></text:p>
          </table:table-cell>
        </table:table-row>
        <table:table-row table:style-name="TableLine1589121594304">
          <table:table-cell table:style-name="Table1.A2" office:value-type="string">
            <text:p text:style-name="P13">Net Salary</text:p>
          </table:table-cell>
          <table:table-cell table:style-name="Table1.B2" office:value-type="string">
            <text:p text:style-name="P14"><text:variable-set text:name="net" office:value-type="string">net</text:variable-set></text:p>
          </table:table-cell>
        </table:table-row>
        <table:table-row table:style-name="TableLine1589121588256">
          <table:table-cell table:style-name="Table1.B2" table:number-columns-spanned="2" office:value-type="string">
            <text:p text:style-name="P10"/>
          </table:table-cell>
          <table:covered-table-cell/>
        </table:table-row>
        <table:table-row table:style-name="TableLine1589130788304">
          <table:table-cell table:style-name="Table1.A2" office:value-type="string">
            <text:p text:style-name="P15">In Words</text:p>
          </table:table-cell>
          <table:table-cell table:style-name="Table1.B2" office:value-type="string">
            <text:p text:style-name="P12"><text:variable-set text:name="inwords" office:value-type="string">inwords</text:variable-set></text:p>
          </table:table-cell>
        </table:table-row>
      </table:table>
      <text:p text:style-name="P6"/>
      <text:p text:style-name="P7">Sincerely Yours’</text:p>
      <text:p text:style-name="P4"/>
      <text:p text:style-name="P4"/>
      <text:p text:style-name="P4"/>
      <text:p text:style-name="P4"/>
      <text:p text:style-name="P4">-----------------------------------------------------</text:p>
      <text:p text:style-name="P5"><text:variable-set text:name="signatory" office:value-type="string">signatory</text:variable-set></text:p>
      <text:p text:style-name="P4"/>
      <text:p text:style-name="P4"/>
      <text:p text:style-name="P4"/>
      <text:p text:style-name="P4"/>
      <text:p text:style-name="P9"><text:span text:style-name="T7">(Any loss and liability </text:span><text:span text:style-name="T8">arising</text:span><text:span text:style-name="T7"> from the issuance of this letter will not bind Spectrum Software &amp; Consulting (Pvt.)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2:50:22.995000000</dc:date>
    <meta:editing-duration>PT5H28M11S</meta:editing-duration>
    <meta:editing-cycles>42</meta:editing-cycles>
    <meta:generator>LibreOffice/7.3.2.2$Windows_X86_64 LibreOffice_project/49f2b1bff42cfccbd8f788c8dc32c1c309559be0</meta:generator>
    <meta:document-statistic meta:table-count="1" meta:image-count="1" meta:object-count="0" meta:page-count="1" meta:paragraph-count="26" meta:word-count="109" meta:character-count="749" meta:non-whitespace-character-count="664"/>
  </office:meta>
</office:document-meta>
</file>